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9.48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  <style:text-properties fo:font-size="120pt" fo:font-weight="bold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140pt" fo:font-weight="bold"/>
    </style:style>
    <style:style style:name="P4" style:family="paragraph">
      <style:text-properties fo:font-size="140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260pt" fo:font-weight="bold"/>
    </style:style>
    <style:style style:name="P7" style:family="paragraph">
      <style:paragraph-properties fo:margin-left="0cm" fo:margin-right="0cm" fo:text-indent="0cm"/>
      <style:text-properties fo:font-size="180pt" fo:font-weight="bold"/>
    </style:style>
    <style:style style:name="P8" style:family="paragraph">
      <style:paragraph-properties fo:margin-left="0cm" fo:margin-right="0cm" fo:text-indent="0cm"/>
      <style:text-properties fo:font-size="100pt" fo:font-weight="bold"/>
    </style:style>
    <style:style style:name="P9" style:family="paragraph">
      <style:paragraph-properties fo:margin-left="0cm" fo:margin-right="0cm" fo:text-indent="0cm"/>
      <style:text-properties fo:font-size="120pt" fo:letter-spacing="-0.141cm" fo:font-weight="bold" style:letter-kerning="true" style:text-scale="90%"/>
    </style:style>
    <style:style style:name="P10" style:family="paragraph">
      <style:paragraph-properties fo:margin-left="0cm" fo:margin-right="0cm" fo:text-indent="0cm"/>
      <style:text-properties fo:font-size="300pt" fo:font-weight="bold"/>
    </style:style>
    <style:style style:name="P11" style:family="paragraph">
      <style:paragraph-properties fo:margin-left="0cm" fo:margin-right="0cm" fo:text-indent="0cm"/>
      <style:text-properties fo:font-size="160pt" fo:font-weight="bold"/>
    </style:style>
    <style:style style:name="P12" style:family="paragraph">
      <style:paragraph-properties fo:margin-left="0cm" fo:margin-right="0cm" fo:text-indent="0cm"/>
      <style:text-properties fo:font-size="90pt" fo:font-weight="bold"/>
    </style:style>
    <style:style style:name="P13" style:family="paragraph">
      <style:paragraph-properties fo:margin-left="0cm" fo:margin-right="0cm" fo:text-indent="0cm"/>
      <style:text-properties fo:font-size="220pt" fo:font-weight="bold"/>
    </style:style>
    <style:style style:name="P14" style:family="paragraph">
      <style:paragraph-properties fo:margin-left="0cm" fo:margin-right="0cm" fo:text-indent="0cm"/>
      <style:text-properties fo:font-size="240pt" fo:font-weight="bold"/>
    </style:style>
    <style:style style:name="P15" style:family="paragraph">
      <style:paragraph-properties fo:margin-left="0cm" fo:margin-right="0cm" fo:text-indent="0cm"/>
      <style:text-properties fo:font-size="240pt" fo:letter-spacing="-0.141cm" fo:font-weight="bold" style:letter-kerning="true" style:text-scale="90%"/>
    </style:style>
    <style:style style:name="P16" style:family="paragraph">
      <style:paragraph-properties fo:margin-left="0cm" fo:margin-right="0cm" fo:text-indent="0cm"/>
      <style:text-properties fo:font-size="150pt" fo:font-weight="bold"/>
    </style:style>
    <style:style style:name="P17" style:family="paragraph">
      <style:paragraph-properties fo:margin-left="0cm" fo:margin-right="0cm" fo:text-indent="0cm"/>
      <style:text-properties fo:font-size="95pt" fo:font-weight="bold"/>
    </style:style>
    <style:style style:name="P18" style:family="paragraph">
      <style:paragraph-properties fo:margin-left="0cm" fo:margin-right="0cm" fo:text-indent="0cm"/>
      <style:text-properties fo:font-size="200pt" fo:font-weight="bold"/>
    </style:style>
    <style:style style:name="P19" style:family="paragraph">
      <style:paragraph-properties fo:margin-left="0cm" fo:margin-right="0cm" fo:text-indent="0cm"/>
      <style:text-properties fo:font-size="340pt" fo:font-weight="bold"/>
    </style:style>
    <style:style style:name="P20" style:family="paragraph">
      <style:paragraph-properties fo:margin-left="0cm" fo:margin-right="0cm" fo:text-indent="0cm"/>
      <style:text-properties fo:font-size="360pt" fo:font-weight="bold"/>
    </style:style>
    <style:style style:name="P21" style:family="paragraph">
      <style:paragraph-properties fo:margin-left="0cm" fo:margin-right="0cm" fo:text-align="start" text:enable-numbering="false" fo:text-indent="0cm"/>
      <style:text-properties fo:font-size="20pt" fo:font-weight="bold"/>
    </style:style>
    <style:style style:name="P22" style:family="paragraph">
      <style:paragraph-properties fo:margin-left="0cm" fo:margin-right="0cm" fo:text-align="start" text:enable-numbering="true" fo:text-indent="0cm"/>
      <style:text-properties fo:font-size="20pt" fo:font-weight="bold"/>
    </style:style>
    <style:style style:name="T1" style:family="text">
      <style:text-properties fo:font-size="120pt" fo:font-weight="bold"/>
    </style:style>
    <style:style style:name="T2" style:family="text">
      <style:text-properties fo:font-size="140pt"/>
    </style:style>
    <style:style style:name="T3" style:family="text">
      <style:text-properties fo:font-size="260pt" fo:font-weight="bold"/>
    </style:style>
    <style:style style:name="T4" style:family="text">
      <style:text-properties fo:font-size="80pt" fo:font-weight="bold"/>
    </style:style>
    <style:style style:name="T5" style:family="text">
      <style:text-properties fo:font-size="180pt" fo:font-weight="bold"/>
    </style:style>
    <style:style style:name="T6" style:family="text">
      <style:text-properties fo:font-size="100pt" fo:font-weight="bold"/>
    </style:style>
    <style:style style:name="T7" style:family="text">
      <style:text-properties fo:font-size="120pt" fo:letter-spacing="-0.141cm" fo:font-weight="bold" style:letter-kerning="true" style:text-scale="90%"/>
    </style:style>
    <style:style style:name="T8" style:family="text">
      <style:text-properties fo:font-size="300pt" fo:font-weight="bold"/>
    </style:style>
    <style:style style:name="T9" style:family="text">
      <style:text-properties fo:font-size="160pt" fo:font-weight="bold"/>
    </style:style>
    <style:style style:name="T10" style:family="text">
      <style:text-properties fo:font-size="90pt" fo:font-weight="bold"/>
    </style:style>
    <style:style style:name="T11" style:family="text">
      <style:text-properties fo:font-size="220pt" fo:font-weight="bold"/>
    </style:style>
    <style:style style:name="T12" style:family="text">
      <style:text-properties fo:font-size="240pt" fo:font-weight="bold"/>
    </style:style>
    <style:style style:name="T13" style:family="text">
      <style:text-properties fo:font-size="240pt" fo:letter-spacing="-0.141cm" fo:font-weight="bold" style:letter-kerning="true" style:text-scale="90%"/>
    </style:style>
    <style:style style:name="T14" style:family="text">
      <style:text-properties fo:font-size="140pt" fo:font-weight="bold"/>
    </style:style>
    <style:style style:name="T15" style:family="text">
      <style:text-properties fo:font-size="100pt" fo:font-style="italic" style:text-underline-style="solid" style:text-underline-width="auto" style:text-underline-color="font-color" fo:font-weight="bold"/>
    </style:style>
    <style:style style:name="T16" style:family="text">
      <style:text-properties fo:font-size="100pt" fo:font-style="normal" style:text-underline-style="none" fo:font-weight="bold"/>
    </style:style>
    <style:style style:name="T17" style:family="text">
      <style:text-properties fo:font-size="150pt" fo:font-weight="bold"/>
    </style:style>
    <style:style style:name="T18" style:family="text">
      <style:text-properties fo:font-size="95pt" fo:font-weight="bold"/>
    </style:style>
    <style:style style:name="T19" style:family="text">
      <style:text-properties fo:font-size="200pt" fo:font-weight="bold"/>
    </style:style>
    <style:style style:name="T20" style:family="text">
      <style:text-properties fo:font-size="340pt" fo:font-weight="bold"/>
    </style:style>
    <style:style style:name="T21" style:family="text">
      <style:text-properties fo:font-size="360pt" fo:font-weight="bold"/>
    </style:style>
    <style:style style:name="T22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I for the Web 2.0 Guy (or Ga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Default-title" draw:text-style-name="P4" draw:layer="layout" svg:width="25.199cm" svg:height="19.483cm" svg:x="1.4cm" svg:y="0.837cm" presentation:class="title" presentation:user-transformed="true">
          <draw:text-box>
            <text:p text:style-name="P3"><text:span text:style-name="T2">Obligatory</text:span><text:span text:style-name="T2"><text:line-break/></text:span><text:span text:style-name="T2">Boiler</text:span><text:span text:style-name="T2"><text:line-break/></text:span><text:span text:style-name="T2">Pl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5.199cm" svg:height="19.483cm" svg:x="1.4cm" svg:y="0.837cm" presentation:class="title" presentation:user-transformed="true">
          <draw:text-box>
            <text:p text:style-name="P6"><text:span text:style-name="T3">Wh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7" draw:layer="layout" svg:width="25.199cm" svg:height="21.298cm" svg:x="1.4cm" svg:y="-0.07cm" presentation:class="title" presentation:user-transformed="true">
          <draw:text-box>
            <text:p text:style-name="P7"><text:span text:style-name="T5">Pivotal Labs</text:span><text:span text:style-name="T5"><text:line-break/></text:span><text:span text:style-name="T5">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6" draw:layer="layout" svg:width="25.199cm" svg:height="19.483cm" svg:x="1.4cm" svg:y="0.837cm" presentation:class="title" presentation:user-transformed="true">
          <draw:text-box>
            <text:p text:style-name="P6"><text:span text:style-name="T3">Wh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I == Continuous Integ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8"><text:span text:style-name="T6">Martin Fowler -</text:span><text:span text:style-name="T6"><text:line-break/></text:span><text:span text:style-name="T6">Seminal CI Artic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Running all your tests on every comm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" draw:text-style-name="P9" draw:layer="layout" svg:width="25.199cm" svg:height="19.483cm" svg:x="1.905cm" svg:y="0.837cm" presentation:class="title" presentation:user-transformed="true">
          <draw:text-box>
            <text:p text:style-name="P9"><text:span text:style-name="T7">Automatical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text-style-name="P10" draw:layer="layout" svg:width="25.199cm" svg:height="19.483cm" svg:x="1.4cm" svg:y="0.837cm" presentation:class="title" presentation:user-transformed="true">
          <draw:text-box>
            <text:p text:style-name="P10"><text:span text:style-name="T8">Ho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Hands On</text:span><text:span text:style-name="T1"><text:line-break/></text:span><text:span text:style-name="T1">Free</text:span><text:span text:style-name="T1"><text:line-break/></text:span><text:span text:style-name="T1">Repea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8cm" presentation:class="title" presentation:user-transformed="true">
          <draw:text-box>
            <text:p text:style-name="P11"><text:span text:style-name="T9">Agenda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" draw:text-style-name="P12" draw:layer="layout" svg:width="25.199cm" svg:height="19.483cm" svg:x="1.4cm" svg:y="0.838cm" presentation:class="title" presentation:user-transformed="true">
          <draw:text-box>
            <text:p text:style-name="P12"><text:span text:style-name="T10">1. The simplest tutorial that could POSSIBLY 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2. Home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8"><text:span text:style-name="T6">4. Ques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10" draw:layer="layout" svg:width="25.199cm" svg:height="19.483cm" svg:x="1.4cm" svg:y="0.838cm" presentation:class="title" presentation:user-transformed="true">
          <draw:text-box>
            <text:p text:style-name="P10"><text:span text:style-name="T8">Liv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1"><text:span text:style-name="T9">No Hand Wav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1" draw:text-style-name="P13" draw:layer="layout" svg:width="25.199cm" svg:height="19.483cm" svg:x="1.4cm" svg:y="0.838cm" presentation:class="title" presentation:user-transformed="true">
          <draw:text-box>
            <text:p text:style-name="P13"><text:span text:style-name="T11">Typo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1" draw:text-style-name="P14" draw:layer="layout" svg:width="25.199cm" svg:height="19.483cm" svg:x="1.4cm" svg:y="0.837cm" presentation:class="title" presentation:user-transformed="true">
          <draw:text-box>
            <text:p text:style-name="P14"><text:span text:style-name="T12">Got OCD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Nitpicks Welcom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...AFTER the tal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Zed Sez: Don't be “That Guy” (or Ga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1"><text:span text:style-name="T9">1. Time to Cod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TODO: outline from propos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2. Home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All Handwaving</text:span><text:span text:style-name="T1"><text:line-break/></text:span><text:span text:style-name="T1">No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1" draw:text-style-name="P9" draw:layer="layout" svg:width="25.199cm" svg:height="19.483cm" svg:x="1.905cm" svg:y="0.837cm" presentation:class="title" presentation:user-transformed="true">
          <draw:text-box>
            <text:p text:style-name="P9"><text:span text:style-name="T7">Multiplatfor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1" draw:text-style-name="P9" draw:layer="layout" svg:width="25.199cm" svg:height="19.483cm" svg:x="1.905cm" svg:y="0.837cm" presentation:class="title" presentation:user-transformed="true">
          <draw:text-box>
            <text:p text:style-name="P9"><text:span text:style-name="T7">Multibrow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1" draw:text-style-name="P15" draw:layer="layout" svg:width="25.199cm" svg:height="19.483cm" svg:x="1.905cm" svg:y="0.837cm" presentation:class="title" presentation:user-transformed="true">
          <draw:text-box>
            <text:p text:style-name="P15"><text:span text:style-name="T13">Far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1" draw:text-style-name="P12" draw:layer="layout" svg:width="25.199cm" svg:height="19.483cm" svg:x="1.4cm" svg:y="0.837cm" presentation:class="title" presentation:user-transformed="true">
          <draw:text-box>
            <text:p text:style-name="P12"><text:span text:style-name="T10">Virtualization: <text:s/>One Box, </text:span><text:span text:style-name="T10"><text:line-break/></text:span><text:span text:style-name="T10">Three Platforms</text:span><text:span text:style-name="T10"><text:line-break/></text:span><text:span text:style-name="T10">mac/win/linu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Automate and Test Deployment Proce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Configuration Management /</text:span><text:span text:style-name="T6"><text:line-break/></text:span><text:span text:style-name="T6">Version Contro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1" draw:text-style-name="P3" draw:layer="layout" svg:width="25.199cm" svg:height="19.483cm" svg:x="1.4cm" svg:y="0.837cm" presentation:class="title" presentation:user-transformed="true">
          <draw:text-box>
            <text:p text:style-name="P3"><text:span text:style-name="T14">Auto-tag Green Buil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Automatically</text:span><text:span text:style-name="T6"><text:line-break/></text:span><text:span text:style-name="T6">pre-create</text:span><text:span text:style-name="T6"><text:line-break/></text:span><text:span text:style-name="T6">Release</text:span><text:span text:style-name="T6"><text:line-break/></text:span><text:span text:style-name="T6">Branch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Build </text:span><text:span text:style-name="T15">ALL</text:span><text:span text:style-name="T16"> active branches under C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6"><text:span text:style-name="T17">Multiple Libraries/ Proj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Dependencies</text:span><text:span text:style-name="T6"><text:line-break/></text:span><text:span text:style-name="T6">Among Libraries and</text:span><text:span text:style-name="T6"><text:line-break/></text:span><text:span text:style-name="T6">Proj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1" draw:text-style-name="P17" draw:layer="layout" svg:width="25.199cm" svg:height="19.483cm" svg:x="1.4cm" svg:y="0.837cm" presentation:class="title" presentation:user-transformed="true">
          <draw:text-box>
            <text:p text:style-name="P17"><text:span text:style-name="T18">Consistent Tags/Baselines</text:span><text:span text:style-name="T18"><text:line-break/></text:span><text:span text:style-name="T18">Among</text:span><text:span text:style-name="T18"><text:line-break/></text:span><text:span text:style-name="T18">Proj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1" draw:text-style-name="P12" draw:layer="layout" svg:width="25.199cm" svg:height="19.483cm" svg:x="1.4cm" svg:y="0.837cm" presentation:class="title" presentation:user-transformed="true">
          <draw:text-box>
            <text:p text:style-name="P12"><text:span text:style-name="T10">Mainline / Snapshot / trunk / HEAD</text:span><text:span text:style-name="T10"><text:line-break/></text:span><text:span text:style-name="T10">vs</text:span><text:span text:style-name="T10"><text:line-break/></text:span><text:span text:style-name="T10">baselines / tag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Development vs</text:span><text:span text:style-name="T6"><text:line-break/></text:span><text:span text:style-name="T6">Deplo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Hackability vs Stabil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Optimistic Pessimism vs Pessimistic Optimis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presentation:style-name="pr1" draw:text-style-name="P8" draw:layer="layout" svg:width="25.199cm" svg:height="19.751cm" svg:x="1.4cm" svg:y="0.703cm" presentation:class="title" presentation:user-transformed="true">
          <draw:text-box>
            <text:p text:style-name="P8"><text:span text:style-name="T6">Nirvana: Green tags instantly used across all dev environme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presentation:style-name="pr1" draw:text-style-name="P18" draw:layer="layout" svg:width="25.199cm" svg:height="19.483cm" svg:x="1.4cm" svg:y="0.837cm" presentation:class="title" presentation:user-transformed="true">
          <draw:text-box>
            <text:p text:style-name="P18"><text:span text:style-name="T19">Suit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1" draw:text-style-name="P3" draw:layer="layout" svg:width="25.199cm" svg:height="19.483cm" svg:x="1.4cm" svg:y="0.837cm" presentation:class="title" presentation:user-transformed="true">
          <draw:text-box>
            <text:p text:style-name="P3"><text:span text:style-name="T14">Feedb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1" draw:text-style-name="P16" draw:layer="layout" svg:width="25.199cm" svg:height="19.483cm" svg:x="1.4cm" svg:y="0.837cm" presentation:class="title" presentation:user-transformed="true">
          <draw:text-box>
            <text:p text:style-name="P16"><text:span text:style-name="T17">Fast</text:span><text:span text:style-name="T17"><text:line-break/></text:span><text:span text:style-name="T17">vs</text:span><text:span text:style-name="T17"><text:line-break/></text:span><text:span text:style-name="T17">Thoroug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Commit-Triggered vs Schedul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presentation:style-name="pr1" draw:text-style-name="P3" draw:layer="layout" svg:width="25.199cm" svg:height="19.483cm" svg:x="1.4cm" svg:y="0.837cm" presentation:class="title" presentation:user-transformed="true">
          <draw:text-box>
            <text:p text:style-name="P3"><text:span text:style-name="T14">Minimize Checkout Ti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1" draw:text-style-name="P8" draw:layer="layout" svg:width="25.199cm" svg:height="19.751cm" svg:x="1.4cm" svg:y="0.703cm" presentation:class="title" presentation:user-transformed="true">
          <draw:text-box>
            <text:p text:style-name="P8"><text:span text:style-name="T6">Get Dependencies out of Repo -</text:span><text:span text:style-name="T6"><text:line-break/></text:span><text:span text:style-name="T6">RubyGems / Mav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presentation:style-name="pr1" draw:text-style-name="P18" draw:layer="layout" svg:width="25.199cm" svg:height="19.483cm" svg:x="1.4cm" svg:y="0.837cm" presentation:class="title" presentation:user-transformed="true">
          <draw:text-box>
            <text:p text:style-name="P18"><text:span text:style-name="T19">Metri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ode Coverage - Emma/rco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Mutation Testing – Heckle, Jes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presentation:style-name="pr1" draw:text-style-name="P16" draw:layer="layout" svg:width="25.199cm" svg:height="19.483cm" svg:x="1.4cm" svg:y="0.837cm" presentation:class="title" presentation:user-transformed="true">
          <draw:text-box>
            <text:p text:style-name="P16"><text:span text:style-name="T17">red/green tren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presentation:style-name="pr1" draw:text-style-name="P16" draw:layer="layout" svg:width="25.199cm" svg:height="19.483cm" svg:x="1.4cm" svg:y="0.837cm" presentation:class="title" presentation:user-transformed="true">
          <draw:text-box>
            <text:p text:style-name="P16"><text:span text:style-name="T17">Build Length Tren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Notifi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Information Radiator(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presentation:style-name="pr1" draw:text-style-name="P7" draw:layer="layout" svg:width="25.199cm" svg:height="19.483cm" svg:x="1.4cm" svg:y="0.837cm" presentation:class="title" presentation:user-transformed="true">
          <draw:text-box>
            <text:p text:style-name="P7"><text:span text:style-name="T5">emai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presentation:style-name="pr1" draw:text-style-name="P19" draw:layer="layout" svg:width="25.199cm" svg:height="19.483cm" svg:x="1.4cm" svg:y="0.837cm" presentation:class="title" presentation:user-transformed="true">
          <draw:text-box>
            <text:p text:style-name="P19"><text:span text:style-name="T20">R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presentation:style-name="pr1" draw:text-style-name="P20" draw:layer="layout" svg:width="25.199cm" svg:height="19.483cm" svg:x="1.4cm" svg:y="0.837cm" presentation:class="title" presentation:user-transformed="true">
          <draw:text-box>
            <text:p text:style-name="P20"><text:span text:style-name="T21">I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presentation:style-name="pr1" draw:text-style-name="P14" draw:layer="layout" svg:width="25.199cm" svg:height="19.483cm" svg:x="1.4cm" svg:y="0.837cm" presentation:class="title" presentation:user-transformed="true">
          <draw:text-box>
            <text:p text:style-name="P14"><text:span text:style-name="T12">Grow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1"><text:span text:style-name="T9">Ambient Or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13” CRT with red/green backgrou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Whatever people will pay attention to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presentation:style-name="pr1" draw:text-style-name="P22" draw:layer="layout" svg:width="25.199cm" svg:height="19.483cm" svg:x="1.4cm" svg:y="0.837cm" presentation:class="title" presentation:user-transformed="true">
          <draw:text-box>
            <text:p text:style-name="P21"><text:span text:style-name="T22">Gotchas:</text:span><text:span text:style-name="T22"><text:line-break/></text:span><text:span text:style-name="T22">Broken Windows</text:span><text:span text:style-name="T22"><text:line-break/></text:span><text:span text:style-name="T22">It's not easy being green</text:span><text:span text:style-name="T22"><text:line-break/></text:span><text:span text:style-name="T22">“Intermittent” failures</text:span><text:span text:style-name="T22"><text:line-break/></text:span><text:span text:style-name="T22">“Works Locally”</text:span><text:span text:style-name="T22"><text:line-break/></text:span><text:span text:style-name="T22">Not Intermittent after you fix it</text:span><text:span text:style-name="T22"><text:line-break/></text:span><text:span text:style-name="T22">Can Always “temporarily” disable in CI</text:span><text:span text:style-name="T22"><text:line-break/></text:span><text:span text:style-name="T22">One disabled test is better than a red C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8"><text:span text:style-name="T6">4. Question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80" style:display-name="Bold 18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60" style:display-name="Bold 26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6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20" style:display-name="Bold 22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20_20_Condensed" style:display-name="Bold 120 Condensed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-0.141cm" fo:language="en" fo:country="US" fo:font-style="normal" fo:text-shadow="none" style:text-underline-style="none" fo:font-weight="bold" style:text-underline-mode="continuous" style:text-line-through-mode="continuous" style:letter-kerning="tru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90%" style:font-relief="none" fo:hyphenate="false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9.48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2T23:50:09</meta:creation-date>
    <dc:date>2007-05-23T02:22:41</dc:date>
    <dc:language>en-US</dc:language>
    <meta:editing-cycles>66</meta:editing-cycles>
    <meta:editing-duration>PT2H32M47S</meta:editing-duration>
    <meta:user-defined meta:name="Info 1"/>
    <meta:user-defined meta:name="Info 2"/>
    <meta:user-defined meta:name="Info 3"/>
    <meta:user-defined meta:name="Info 4"/>
    <meta:document-statistic meta:object-count="231"/>
  </office:meta>
</office:document-meta>
</file>